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( Function &lt; ? super Statement , ? extends Statement &gt; fil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( Connection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